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loext:decorative="false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91cm" svg:height="8.601cm" svg:x="0.02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59:32.982186743</dc:date>
    <meta:editing-duration>PT2M55S</meta:editing-duration>
    <meta:editing-cycles>16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602cm" xlink:href="." xlink:type="simple" chart:class="chart:scatter" chart:style-name="ch1">
        <chart:plot-area chart:style-name="ch2" chart:data-source-has-labels="both" svg:x="0.305cm" svg:y="0.172cm" svg:width="14.682cm" svg:height="8.258cm">
          <chart:coordinate-region svg:x="1.138cm" svg:y="0.371cm" svg:width="13.755cm" svg:height="7.8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